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TENCIO ESCALERA NEMECIO FAUST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VALLECITOS</text:span></text:p>
            <text:p text:style-name="P7">Lin.Genet(Ped.1):<text:span text:style-name="T4">GALLINAS BB</text:span></text:p>
            <text:p text:style-name="P7">Cant.Cajas(Ped 1):<text:span text:style-name="T4">5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6T22:40:2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